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width="0.102cm" svg:stroke-color="#000000" draw:fill="none" draw:fill-color="#ffffff" fo:min-height="3.685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width="0.102cm" svg:stroke-color="#000000" draw:fill="none" draw:fill-color="#ffffff" fo:min-height="3.68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02cm" svg:stroke-color="#000000" draw:fill="none" draw:fill-color="#ffffff" fo:min-height="3.81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81cm" svg:height="11.103cm" svg:x="2.935cm" svg:y="2.90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0.809cm" svg:height="11.103cm" svg:x="2.936cm" svg:y="2.90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0.81cm" svg:height="11.103cm" svg:x="3.919cm" svg:y="10.21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0.81cm" svg:height="11.103cm" svg:x="9.24cm" svg:y="7.9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2" draw:layer="layout" svg:width="3.931cm" svg:height="4.037cm" svg:x="7.229cm" svg:y="11.265cm">
          <draw:text-box>
            <text:p text:style-name="P2"><text:span text:style-name="T1">2</text:span></text:p>
          </draw:text-box>
        </draw:frame>
        <draw:frame draw:style-name="gr2" draw:text-style-name="P2" draw:layer="layout" svg:width="3.93cm" svg:height="4.037cm" svg:x="12.008cm" svg:y="13.772cm">
          <draw:text-box>
            <text:p text:style-name="P2"><text:span text:style-name="T1">3</text:span></text:p>
          </draw:text-box>
        </draw:frame>
        <draw:frame draw:style-name="gr3" draw:text-style-name="P2" draw:layer="layout" svg:width="3.93cm" svg:height="4.038cm" svg:x="11.808cm" svg:y="8.998cm">
          <draw:text-box>
            <text:p text:style-name="P2"><text:span text:style-name="T1">4</text:span></text:p>
          </draw:text-box>
        </draw:frame>
        <draw:frame draw:style-name="gr2" draw:text-style-name="P2" draw:layer="layout" svg:width="3.931cm" svg:height="4.037cm" svg:x="10.779cm" svg:y="10.788cm">
          <draw:text-box>
            <text:p text:style-name="P2"><text:span text:style-name="T1">1</text:span></text:p>
          </draw:text-box>
        </draw:frame>
        <draw:frame draw:style-name="gr4" draw:text-style-name="P3" draw:layer="layout" svg:width="4.445cm" svg:height="4.162cm" svg:x="6.11cm" svg:y="4.81cm">
          <draw:text-box>
            <text:p text:style-name="P3"/>
          </draw:text-box>
        </draw:frame>
        <draw:frame draw:style-name="gr4" draw:text-style-name="P2" draw:layer="layout" svg:width="4.445cm" svg:height="4.162cm" svg:x="6.675cm" svg:y="5.445cm">
          <draw:text-box>
            <text:p text:style-name="P2"><text:span text:style-name="T1">H(fi)</text:span></text:p>
          </draw:text-box>
        </draw:frame>
        <draw:frame draw:style-name="gr4" draw:text-style-name="P2" draw:layer="layout" svg:width="4.445cm" svg:height="4.162cm" svg:x="15.835cm" svg:y="12.278cm">
          <draw:text-box>
            <text:p text:style-name="P2"><text:span text:style-name="T1">H(fs)</text:span></text:p>
          </draw:text-box>
        </draw:frame>
        <draw:frame draw:style-name="gr4" draw:text-style-name="P2" draw:layer="layout" svg:width="4.445cm" svg:height="4.162cm" svg:x="6.236cm" svg:y="16.478cm">
          <draw:text-box>
            <text:p text:style-name="P2"><text:span text:style-name="T1">H(C)</text:span></text:p>
          </draw:text-box>
        </draw:frame>
        <draw:frame draw:style-name="gr4" draw:text-style-name="P2" draw:layer="layout" svg:width="4.445cm" svg:height="4.162cm" svg:x="13.836cm" svg:y="3.778cm">
          <draw:text-box>
            <text:p text:style-name="P2"><text:span text:style-name="T1">I(fi;fs)</text:span></text:p>
          </draw:text-box>
        </draw:frame>
        <draw:frame draw:style-name="gr4" draw:text-style-name="P2" draw:layer="layout" svg:width="5.479cm" svg:height="4.162cm" svg:x="13.936cm" svg:y="20.578cm">
          <draw:text-box>
            <text:p text:style-name="P2"><text:span text:style-name="T1">I(fs;C)</text:span></text:p>
          </draw:text-box>
        </draw:frame>
        <draw:frame draw:style-name="gr4" draw:text-style-name="P2" draw:layer="layout" svg:width="5.35cm" svg:height="4.162cm" svg:x="0.73cm" svg:y="11.978cm">
          <draw:text-box>
            <text:p text:style-name="P2"><text:span text:style-name="T1">I(fi;C)</text:span></text:p>
          </draw:text-box>
        </draw:frame>
        <draw:line draw:style-name="gr5" draw:text-style-name="P1" draw:layer="layout" svg:x1="15.605cm" svg:y1="5.445cm" svg:x2="13.065cm" svg:y2="9.255cm">
          <text:p/>
        </draw:line>
        <draw:line draw:style-name="gr5" draw:text-style-name="P1" draw:layer="layout" svg:x1="14.97cm" svg:y1="20.685cm" svg:x2="11.795cm" svg:y2="15.605cm">
          <text:p/>
        </draw:line>
        <draw:line draw:style-name="gr5" draw:text-style-name="P1" draw:layer="layout" svg:x1="3.54cm" svg:y1="14.335cm" svg:x2="6.715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9-12-22T00:05:32</meta:creation-date>
    <dc:date>2009-12-22T00:27:53</dc:date>
    <meta:editing-cycles>1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